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/>
    <style:font-face style:name="Calibri1" svg:font-family="Calibri" style:font-family-generic="swiss"/>
    <style:font-face style:name="Calibri3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4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ula1" style:family="table">
      <style:table-properties style:width="26.989cm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ula1.A" style:family="table-column">
      <style:table-column-properties style:column-width="5.001cm"/>
    </style:style>
    <style:style style:name="Taula1.F" style:family="table-column">
      <style:table-column-properties style:column-width="0.596cm"/>
    </style:style>
    <style:style style:name="Taula1.G" style:family="table-column">
      <style:table-column-properties style:column-width="0.397cm"/>
    </style:style>
    <style:style style:name="Taula1.H" style:family="table-column">
      <style:table-column-properties style:column-width="0.506cm"/>
    </style:style>
    <style:style style:name="Taula1.I" style:family="table-column">
      <style:table-column-properties style:column-width="0.487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b3b3b3" fo:padding="0.097cm" fo:border="0.05pt solid #000000" style:writing-mode="lr-tb">
        <style:background-image/>
      </style:table-cell-properties>
    </style:style>
    <style:style style:name="Taula1.A2" style:family="table-cell">
      <style:table-cell-properties style:vertical-align="top" fo:background-color="#b3b3b3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I3" style:family="table-cell">
      <style:table-cell-properties style:vertical-align="top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A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I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4" style:family="paragraph" style:parent-style-name="Header">
      <style:text-properties fo:font-size="8pt" officeooo:rsid="0048d237" officeooo:paragraph-rsid="005bc7a2" style:font-size-asian="8pt" style:font-size-complex="8pt"/>
    </style:style>
    <style:style style:name="P5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5bc7a2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5bc7a2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5bc7a2" style:font-size-asian="10pt" style:font-size-complex="10pt"/>
    </style:style>
    <style:style style:name="P8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5bc7a2"/>
    </style:style>
    <style:style style:name="P9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6282b9"/>
    </style:style>
    <style:style style:name="P10" style:family="paragraph" style:parent-style-name="Standard">
      <style:text-properties fo:font-size="8pt" fo:language="ca" fo:country="ES" officeooo:rsid="0048d237" style:font-size-asian="8pt" style:font-size-complex="8pt"/>
    </style:style>
    <style:style style:name="P11" style:family="paragraph" style:parent-style-name="_33__20_gris">
      <style:text-properties style:font-name="Calibri" fo:font-size="9pt" fo:language="ca" fo:country="ES" fo:font-weight="bold" officeooo:rsid="0047fe6d" officeooo:paragraph-rsid="0047fe6d" style:letter-kerning="true" style:font-name-asian="SimSun1" style:font-size-asian="9pt" style:language-asian="zh" style:country-asian="CN" style:font-weight-asian="bold" style:font-name-complex="Calibri" style:font-size-complex="9pt" style:language-complex="hi" style:country-complex="IN" style:font-weight-complex="bold"/>
    </style:style>
    <style:style style:name="P12" style:family="paragraph" style:parent-style-name="_31__20_cabecera">
      <style:text-properties officeooo:rsid="0054360d" officeooo:paragraph-rsid="005da195"/>
    </style:style>
    <style:style style:name="P13" style:family="paragraph" style:parent-style-name="_31__20_cabecera">
      <style:text-properties fo:color="#ffffff" style:font-name="Calibri" fo:font-size="12pt" fo:language="es" fo:country="ES" officeooo:rsid="0054360d" officeooo:paragraph-rsid="005da195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P14" style:family="paragraph" style:parent-style-name="Text_20_body">
      <style:paragraph-properties fo:margin-top="0cm" fo:margin-bottom="0cm" style:contextual-spacing="false" style:line-height-at-least="0.353cm" fo:text-align="start" style:justify-single-word="false" style:snap-to-layout-grid="false"/>
      <style:text-properties fo:color="#000000" style:font-name="Calibri" fo:font-size="9pt" fo:language="ca" fo:country="ES" fo:font-weight="normal" officeooo:rsid="007a231e" officeooo:paragraph-rsid="007a231e" style:font-size-asian="9pt" style:font-weight-asian="normal" style:font-name-complex="Calibri" style:font-weight-complex="normal"/>
    </style:style>
    <style:style style:name="P15" style:family="paragraph" style:parent-style-name="Text_20_body">
      <style:paragraph-properties fo:margin-top="0cm" fo:margin-bottom="0cm" style:contextual-spacing="false" style:line-height-at-least="0.353cm" fo:text-align="start" style:justify-single-word="false" style:snap-to-layout-grid="false"/>
      <style:text-properties fo:color="#000000" style:font-name="Calibri" fo:font-size="9pt" fo:language="ca" fo:country="ES" fo:font-weight="normal" officeooo:rsid="007b53cf" officeooo:paragraph-rsid="007b53cf" style:font-size-asian="9pt" style:font-weight-asian="normal" style:font-name-complex="Calibri" style:font-weight-complex="normal"/>
    </style:style>
    <style:style style:name="P16" style:family="paragraph" style:parent-style-name="Text_20_body">
      <style:paragraph-properties fo:margin-top="0cm" fo:margin-bottom="0cm" style:contextual-spacing="false" style:line-height-at-least="0.353cm" fo:text-align="start" style:justify-single-word="false" style:snap-to-layout-grid="false"/>
      <style:text-properties fo:color="#000000" style:font-name="Calibri" fo:font-size="9pt" fo:language="ca" fo:country="ES" fo:font-weight="normal" officeooo:rsid="007bf94b" officeooo:paragraph-rsid="007bf94b" style:font-size-asian="9pt" style:font-weight-asian="normal" style:font-name-complex="Calibri" style:font-weight-complex="normal"/>
    </style:style>
    <style:style style:name="P17" style:family="paragraph" style:parent-style-name="Text_20_body">
      <style:paragraph-properties fo:margin-top="0cm" fo:margin-bottom="0cm" style:contextual-spacing="false" style:line-height-at-least="0.353cm" fo:text-align="start" style:justify-single-word="false" style:snap-to-layout-grid="false"/>
      <style:text-properties style:font-name="Carlito" fo:font-size="9pt" fo:language="ca" fo:country="ES" fo:font-weight="normal" officeooo:rsid="007a231e" officeooo:paragraph-rsid="007a231e" style:font-size-asian="9pt" style:font-weight-asian="normal" style:font-name-complex="Calibri" style:font-size-complex="9pt" style:font-weight-complex="normal"/>
    </style:style>
    <style:style style:name="P18" style:family="paragraph" style:parent-style-name="Text_20_body">
      <style:paragraph-properties fo:margin-top="0cm" fo:margin-bottom="0cm" style:contextual-spacing="false" style:line-height-at-least="0.353cm" fo:text-align="start" style:justify-single-word="false" style:snap-to-layout-grid="false"/>
      <style:text-properties style:font-name="Carlito" fo:font-size="9pt" fo:language="ca" fo:country="ES" fo:font-weight="normal" officeooo:rsid="007a231e" officeooo:paragraph-rsid="007bf94b" style:font-size-asian="9pt" style:font-weight-asian="normal" style:font-name-complex="Calibri" style:font-size-complex="9pt" style:font-weight-complex="normal"/>
    </style:style>
    <style:style style:name="P19" style:family="paragraph" style:parent-style-name="Text_20_body">
      <style:paragraph-properties fo:margin-top="0cm" fo:margin-bottom="0cm" style:contextual-spacing="false" style:line-height-at-least="0.353cm" fo:text-align="start" style:justify-single-word="false" style:snap-to-layout-grid="false"/>
      <style:text-properties style:font-name="Carlito" fo:font-size="9pt" fo:language="ca" fo:country="ES" fo:font-weight="normal" officeooo:rsid="007b53cf" officeooo:paragraph-rsid="007b53cf" style:font-size-asian="9pt" style:font-weight-asian="normal" style:font-name-complex="Calibri" style:font-size-complex="9pt" style:font-weight-complex="normal"/>
    </style:style>
    <style:style style:name="P20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rlito" fo:font-size="9pt" fo:language="ca" fo:country="ES" fo:font-weight="normal" officeooo:rsid="007bf94b" officeooo:paragraph-rsid="007bf94b" style:font-size-asian="9pt" style:font-weight-asian="normal" style:font-name-complex="Calibri" style:font-size-complex="9pt" style:font-weight-complex="normal"/>
    </style:style>
    <style:style style:name="P21" style:family="paragraph" style:parent-style-name="_33__20_competencias">
      <style:paragraph-properties fo:text-align="start" style:justify-single-word="false"/>
      <style:text-properties fo:font-weight="normal" style:font-weight-asian="normal" style:font-weight-complex="normal"/>
    </style:style>
    <style:style style:name="P22" style:family="paragraph" style:parent-style-name="_33__20_gris">
      <style:text-properties officeooo:rsid="007931d3" officeooo:paragraph-rsid="007931d3"/>
    </style:style>
    <style:style style:name="P23" style:family="paragraph" style:parent-style-name="_33__20_gris">
      <style:text-properties officeooo:rsid="007931d3" officeooo:paragraph-rsid="007a231e"/>
    </style:style>
    <style:style style:name="P24" style:family="paragraph" style:parent-style-name="_33__20_gris">
      <style:text-properties officeooo:rsid="007a231e" officeooo:paragraph-rsid="007a231e"/>
    </style:style>
    <style:style style:name="P25" style:family="paragraph" style:parent-style-name="_33__20_gris">
      <style:text-properties style:font-name="Calibri" fo:font-size="9pt" fo:language="ca" fo:country="ES" fo:font-weight="bold" officeooo:rsid="0047fe6d" officeooo:paragraph-rsid="0047fe6d" style:letter-kerning="true" style:font-name-asian="SimSun1" style:font-size-asian="9pt" style:language-asian="zh" style:country-asian="CN" style:font-weight-asian="bold" style:font-name-complex="Calibri" style:font-size-complex="9pt" style:language-complex="hi" style:country-complex="IN" style:font-weight-complex="bold"/>
    </style:style>
    <style:style style:name="P26" style:family="paragraph" style:parent-style-name="_33__20_gris">
      <style:text-properties style:font-name="Calibri" fo:font-size="9pt" fo:language="ca" fo:country="ES" fo:font-weight="bold" officeooo:rsid="007b53cf" officeooo:paragraph-rsid="007b53cf" style:letter-kerning="true" style:font-name-asian="SimSun1" style:font-size-asian="9pt" style:language-asian="zh" style:country-asian="CN" style:font-weight-asian="bold" style:font-name-complex="Calibri" style:font-size-complex="9pt" style:language-complex="hi" style:country-complex="IN" style:font-weight-complex="bold"/>
    </style:style>
    <style:style style:name="P27" style:family="paragraph" style:parent-style-name="_33__20_gris">
      <style:text-properties officeooo:rsid="008438cc" officeooo:paragraph-rsid="008438cc"/>
    </style:style>
    <style:style style:name="P28" style:family="paragraph" style:parent-style-name="Header" style:master-page-name="_31_">
      <style:paragraph-properties fo:text-align="start" style:justify-single-word="false" style:page-number="auto" fo:break-before="auto" fo:break-after="auto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style:use-window-font-color="true" style:font-name="Times New Roman" fo:font-size="8pt" fo:language="es" fo:country="ES" officeooo:rsid="0048d237" officeooo:paragraph-rsid="005bc7a2" style:letter-kerning="true" style:font-name-asian="SimSun1" style:font-size-asian="8pt" style:language-asian="zh" style:country-asian="CN" style:font-name-complex="Microsoft YaHei" style:font-size-complex="8pt" style:language-complex="hi" style:country-complex="IN"/>
    </style:style>
    <style:style style:name="P29" style:family="paragraph" style:parent-style-name="_34__20_competencias">
      <style:paragraph-properties fo:text-align="start" style:justify-single-word="false"/>
      <style:text-properties fo:language="ca" fo:country="ES" fo:font-weight="normal" officeooo:rsid="007b53cf" officeooo:paragraph-rsid="007b53cf" style:font-weight-asian="normal" style:font-weight-complex="normal"/>
    </style:style>
    <style:style style:name="P30" style:family="paragraph" style:parent-style-name="_34__20_competencias">
      <style:paragraph-properties fo:text-align="start" style:justify-single-word="false"/>
      <style:text-properties fo:language="ca" fo:country="ES" fo:font-weight="normal" officeooo:rsid="007bf94b" officeooo:paragraph-rsid="007bf94b" style:font-weight-asian="normal" style:font-weight-complex="normal"/>
    </style:style>
    <style:style style:name="P31" style:family="paragraph" style:parent-style-name="_34__20_competencias">
      <style:paragraph-properties fo:text-align="start" style:justify-single-word="false"/>
      <style:text-properties fo:language="ca" fo:country="ES" fo:font-weight="normal" officeooo:rsid="007de091" officeooo:paragraph-rsid="007de091" style:font-weight-asian="normal" style:font-weight-complex="normal"/>
    </style:style>
    <style:style style:name="P32" style:family="paragraph" style:parent-style-name="_34__20_competencias">
      <style:paragraph-properties style:line-height-at-least="0.353cm" fo:text-align="start" style:justify-single-word="false" style:snap-to-layout-grid="false">
        <style:tab-stops>
          <style:tab-stop style:position="0.409cm"/>
        </style:tab-stops>
      </style:paragraph-properties>
      <style:text-properties fo:color="#000000" style:font-name="Calibri" fo:font-size="9pt" fo:language="ca" fo:country="ES" fo:font-weight="normal" officeooo:rsid="007a231e" officeooo:paragraph-rsid="007a231e" style:font-size-asian="9pt" style:font-weight-asian="normal" style:font-name-complex="Calibri" style:font-weight-complex="normal"/>
    </style:style>
    <style:style style:name="P33" style:family="paragraph" style:parent-style-name="_34__20_competencias">
      <style:paragraph-properties style:line-height-at-least="0.353cm" fo:text-align="start" style:justify-single-word="false" style:snap-to-layout-grid="false">
        <style:tab-stops>
          <style:tab-stop style:position="0.409cm"/>
        </style:tab-stops>
      </style:paragraph-properties>
      <style:text-properties fo:color="#000000" style:font-name="Calibri" fo:font-size="9pt" fo:language="ca" fo:country="ES" fo:font-weight="normal" officeooo:rsid="007b53cf" officeooo:paragraph-rsid="007b53cf" style:font-size-asian="9pt" style:font-weight-asian="normal" style:font-name-complex="Calibri" style:font-weight-complex="normal"/>
    </style:style>
    <style:style style:name="P34" style:family="paragraph" style:parent-style-name="_34__20_competencias">
      <style:paragraph-properties style:line-height-at-least="0.353cm" fo:text-align="start" style:justify-single-word="false" style:snap-to-layout-grid="false">
        <style:tab-stops>
          <style:tab-stop style:position="0.409cm"/>
        </style:tab-stops>
      </style:paragraph-properties>
      <style:text-properties fo:color="#000000" style:font-name="Calibri" fo:font-size="9pt" fo:language="ca" fo:country="ES" fo:font-weight="normal" officeooo:rsid="007bf94b" officeooo:paragraph-rsid="007bf94b" style:font-size-asian="9pt" style:font-weight-asian="normal" style:font-name-complex="Calibri" style:font-weight-complex="normal"/>
    </style:style>
    <style:style style:name="P35" style:family="paragraph" style:parent-style-name="_34__20_competencias">
      <style:paragraph-properties style:line-height-at-least="0.353cm" fo:text-align="start" style:justify-single-word="false" style:snap-to-layout-grid="false">
        <style:tab-stops>
          <style:tab-stop style:position="0.409cm"/>
        </style:tab-stops>
      </style:paragraph-properties>
      <style:text-properties fo:color="#000000" style:font-name="Calibri" fo:font-size="9pt" fo:language="ca" fo:country="ES" fo:font-weight="normal" officeooo:rsid="007de091" officeooo:paragraph-rsid="007de091" style:font-size-asian="9pt" style:font-weight-asian="normal" style:font-name-complex="Calibri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position="super 58%"/>
    </style:style>
    <style:style style:name="T4" style:family="text">
      <style:text-properties officeooo:rsid="007931d3"/>
    </style:style>
    <style:style style:name="T5" style:family="text">
      <style:text-properties officeooo:rsid="007b53cf"/>
    </style:style>
    <style:style style:name="T6" style:family="text">
      <style:text-properties officeooo:rsid="007e7ed1"/>
    </style:style>
    <style:style style:name="T7" style:family="text">
      <style:text-properties officeooo:rsid="00804913"/>
    </style:style>
    <style:style style:name="T8" style:family="text">
      <style:text-properties officeooo:rsid="0080b166"/>
    </style:style>
    <style:style style:name="T9" style:family="text">
      <style:text-properties officeooo:rsid="00827202"/>
    </style:style>
    <style:style style:name="T10" style:family="text">
      <style:text-properties officeooo:rsid="00858bd7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1">
        <text:p text:style-name="P28"/>
        <text:p text:style-name="P4">1. Competència en comunicació lingüística CCLI</text:p>
        <text:p text:style-name="P4">2. Competència matemàtica i competència bàsica en ciència i tecnologia CMCT</text:p>
        <text:p text:style-name="P4">3. Competència digital CD</text:p>
        <text:p text:style-name="P4">4. Competència per aprendre a aprendre CAA</text:p>
        <text:p text:style-name="P4">5. Consciència i expressions culturals CEC</text:p>
        <text:p text:style-name="P4">6. Sentit d'iniciativa i espírit emprenedor SIEE</text:p>
        <text:p text:style-name="P6">7. Competències socials i cíviques CSC</text:p>
        <text:p text:style-name="P6"/>
        <text:p text:style-name="P5">A: Aconseguit <text:s text:c="2"/>EP: En procés <text:s text:c="2"/>I: Iniciat</text:p>
      </text:section>
      <text:p text:style-name="P7"/>
      <text:p text:style-name="P8"/>
      <text:p text:style-name="P9"/>
      <text:p text:style-name="P8"/>
      <table:table table:name="Taula1" table:style-name="Taula1">
        <table:table-column table:style-name="Taula1.A" table:number-columns-repeated="5"/>
        <table:table-column table:style-name="Taula1.F"/>
        <table:table-column table:style-name="Taula1.G"/>
        <table:table-column table:style-name="Taula1.H"/>
        <table:table-column table:style-name="Taula1.I"/>
        <table:table-row table:style-name="Taula1.1">
          <table:table-cell table:style-name="Taula1.A1" table:number-columns-spanned="9" office:value-type="string">
            <text:p text:style-name="P13"><text:span text:style-name="T10">Àmbit</text:span>: <text:span text:style-name="T10">1. Coneixement de sí mateix i autonomia personal</text:span> <text:s text:c="19"/>NIVELL: EDUCACIÓ <text:span text:style-name="T4">INFANTIL 2n Cic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" table:number-columns-spanned="9" office:value-type="string">
            <text:p text:style-name="P12">BLOC 1. LA LLENGUA ORAL. PARLAR I ESCOLT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3" office:value-type="string">
            <text:p text:style-name="P22">OBJECTIUS DE CICLE</text:p>
          </table:table-cell>
          <table:table-cell table:style-name="Taula1.A3" office:value-type="string">
            <text:p text:style-name="P22">OBJECTIUS</text:p>
          </table:table-cell>
          <table:table-cell table:style-name="Taula1.A3" office:value-type="string">
            <text:p text:style-name="_33__20_gris"><text:span text:style-name="T4">CONTINGUTS</text:span></text:p>
          </table:table-cell>
          <table:table-cell table:style-name="Taula1.A3" office:value-type="string">
            <text:p text:style-name="P23">CRITERIS D'AVALUACIÓ</text:p>
          </table:table-cell>
          <table:table-cell table:style-name="Taula1.A3" office:value-type="string">
            <text:p text:style-name="P24">INDICADORS</text:p>
            <text:p text:style-name="P27">D'ÈXIT</text:p>
          </table:table-cell>
          <table:table-cell table:style-name="Taula1.A3" office:value-type="string">
            <text:p text:style-name="P11">1<text:span text:style-name="T5">T</text:span> </text:p>
          </table:table-cell>
          <table:table-cell table:style-name="Taula1.A3" office:value-type="string">
            <text:p text:style-name="P11">2T</text:p>
          </table:table-cell>
          <table:table-cell table:style-name="Taula1.A3" office:value-type="string">
            <text:p text:style-name="P11">3T</text:p>
          </table:table-cell>
          <table:table-cell table:style-name="Taula1.I3" office:value-type="string">
            <text:p text:style-name="P11">FI</text:p>
            <text:p text:style-name="P26">N</text:p>
          </table:table-cell>
        </table:table-row>
        <table:table-row table:style-name="Taula1.1">
          <table:table-cell table:style-name="Taula1.A4" office:value-type="string">
            <text:p text:style-name="P17">a) Conèixer el seu propi cos i els dels altres, les seues possibilitats d'acció i aprendre a respectar les diferències.</text:p>
            <text:p text:style-name="P17"></text:p>
            <text:p text:style-name="P17">c) Adquirir progressivament autonomia en les seues activitats habituals.</text:p>
          </table:table-cell>
          <table:table-cell table:style-name="Taula1.A4" office:value-type="string">
            <text:p text:style-name="P14">1. Conèixer el propi cos i les seues possibilitats d'acció, adquirint de manera progressiva una precisió més gran en els gestos i moviments.</text:p>
            <text:p text:style-name="P14"></text:p>
            <text:p text:style-name="P14">2. Descobrir i utilitzar les pròpies possibilitats motrius, sensitives i expressives, adoptant postures i actituds adequades a les diverses activitats que exercix en la seua vida quotidiana.</text:p>
            <text:p text:style-name="P14"></text:p>
            <text:p text:style-name="P14">5. Adquirir coordinació i control dinàmic en el joc, en <text:span text:style-name="T9">e</text:span>xecució de tasques de la vida quotidiana i en <text:span text:style-name="T9">les </text:span>activitat en què haja d'usar objectes amb pre<text:span text:style-name="T9">c</text:span>i<text:span text:style-name="T9">s</text:span>ió, d'acord amb el seu desenrotllament evolutiu.</text:p>
            <text:p text:style-name="P14"></text:p>
            <text:p text:style-name="P14">7. Adquirir una progressiva <text:soft-page-break/>autonomia en les seues activitats habituals. </text:p>
            <text:p text:style-name="P14"></text:p>
            <text:p text:style-name="P14">9. Prendre la iniciativa, planificar i seqüenciar la pròpia acció per a resoldre tasques senzilles i problemes de la vida quotidiana, e<text:span text:style-name="T7">n</text:span> coneixent els seus límits i possibilitats, i buscant la col·laboració necessària.</text:p>
          </table:table-cell>
          <table:table-cell table:style-name="Taula1.A4" office:value-type="string">
            <text:p text:style-name="P32">Bloc 1. El cons i la pròpia imatge: a), b.</text:p>
            <text:p text:style-name="P32"></text:p>
            <text:p text:style-name="P32">Bloc 2. El joc i el moviment: a), b), c), d), e), g).</text:p>
            <text:p text:style-name="P32"></text:p>
            <text:p text:style-name="P32">Bloc 3. L'activitat i la vida quotidiana: c)</text:p>
          </table:table-cell>
          <table:table-cell table:style-name="Taula1.A4" office:value-type="string">
            <text:p text:style-name="P33">1. Utilitzar el cos com a instrument de relació amb el món i com a vehicle per a descobrir els objectes d'aprenentatge a través de la percepció i de la sensació.</text:p>
          </table:table-cell>
          <table:table-cell table:style-name="Taula1.A4" office:value-type="string">
            <text:p text:style-name="P29">1.1. Utilitza el cos com a instrument de relació amb el món.</text:p>
            <text:p text:style-name="P29"></text:p>
            <text:p text:style-name="P29">1.2. Descobrix els objectes d'aprenentatge a través de la percepció i la sensació.</text:p>
          </table:table-cell>
          <table:table-cell table:style-name="Taula1.A4" office:value-type="string">
            <text:p text:style-name="P21"/>
          </table:table-cell>
          <table:table-cell table:style-name="Taula1.A4" office:value-type="string">
            <text:p text:style-name="P21"/>
          </table:table-cell>
          <table:table-cell table:style-name="Taula1.A4" office:value-type="string">
            <text:p text:style-name="P21"/>
          </table:table-cell>
          <table:table-cell table:style-name="Taula1.I4" office:value-type="string">
            <text:p text:style-name="P21"/>
          </table:table-cell>
        </table:table-row>
        <table:table-row table:style-name="Taula1.1">
          <table:table-cell table:style-name="Taula1.A4" office:value-type="string">
            <text:p text:style-name="P19">d) Desenrotllar les seues capacitat afectives.</text:p>
            <text:p text:style-name="P19"></text:p>
            <text:p text:style-name="P19">e) Relacionar-se amb els altres i adquirir pro<text:span text:style-name="T8">g</text:span>ressivament pautes elementals de convivència i relació social, així com exercitar-se en la resolució pacífica de conflictes.</text:p>
          </table:table-cell>
          <table:table-cell table:style-name="Taula1.A4" office:value-type="string">
            <text:p text:style-name="P15">3. Adquirir progressivament autoconfiança i una imatge ajustada i positiva de si mateix i identificar les seues característiques i qualitats personals.</text:p>
            <text:p text:style-name="P15"></text:p>
            <text:p text:style-name="P15">4. Respectar les característiques i qualitats de les altres persones acceptant i valo<text:span text:style-name="T6">rant</text:span> la vari<text:span text:style-name="T6">e</text:span>t<text:span text:style-name="T6">a</text:span>t de sexes, ètnies, creences o qualsevol altre tret diferenciador.</text:p>
            <text:p text:style-name="P15"></text:p>
            <text:p text:style-name="P15">6. Conèixer, manifestar i explicitar els propis sentiments, les emocions i les necessitats, i respectar els dels altres.</text:p>
            <text:p text:style-name="P15"></text:p>
            <text:p text:style-name="P15">10. Desenrotllar actitu<text:span text:style-name="T6">d</text:span>s i hàbits de col·laboració i ajuda articula<text:span text:style-name="T6">n</text:span>t el seu propi comportament amb necessitats, <text:span text:style-name="T6">d</text:span>eman<text:span text:style-name="T6">a</text:span>des, requeriments i explicacions dels altres.</text:p>
          </table:table-cell>
          <table:table-cell table:style-name="Taula1.A4" office:value-type="string">
            <text:p text:style-name="P33">Bloc 1. El cos i la pròpia imatge: d), e).</text:p>
            <text:p text:style-name="P33"></text:p>
            <text:p text:style-name="P33">Bloc 2. El joc i el moviment: f).</text:p>
            <text:p text:style-name="P33"></text:p>
            <text:p text:style-name="P33">Bloc 3. L'activitat i la vida quotidiana: d).</text:p>
          </table:table-cell>
          <table:table-cell table:style-name="Taula1.A4" office:value-type="string">
            <text:p text:style-name="P33">Aplicar unes actituds bàsiques per a la convivència en les interrelacions humanes que repercutisquen en un ajust de la pròpia imatge corporal.</text:p>
          </table:table-cell>
          <table:table-cell table:style-name="Taula1.A4" office:value-type="string">
            <text:p text:style-name="P29">2.1. Aplicar actituds bàsiques per a la convivència en les interrelacions humanes.</text:p>
            <text:p text:style-name="P29"></text:p>
            <text:p text:style-name="P29">2.2. Aplica unes actituds bàsiques per a la convivència en les interrelacions humanes que repercutisquen en un ajust de la pròpia imatge corporal.</text:p>
            <text:p text:style-name="P29"></text:p>
          </table:table-cell>
          <table:table-cell table:style-name="Taula1.A4" office:value-type="string">
            <text:p text:style-name="P21"/>
          </table:table-cell>
          <table:table-cell table:style-name="Taula1.A4" office:value-type="string">
            <text:p text:style-name="P21"/>
          </table:table-cell>
          <table:table-cell table:style-name="Taula1.A4" office:value-type="string">
            <text:p text:style-name="P21"/>
          </table:table-cell>
          <table:table-cell table:style-name="Taula1.I4" office:value-type="string">
            <text:p text:style-name="P21"/>
          </table:table-cell>
        </table:table-row>
        <table:table-row table:style-name="Taula1.1">
          <table:table-cell table:style-name="Taula1.A4" office:value-type="string">
            <text:p text:style-name="P18">a) Conèixer el seu propi cos i els dels altres, les seues <text:soft-page-break/>possibilitats d'acció i aprendre a respectar les diferències.</text:p>
            <text:p text:style-name="P18"></text:p>
            <text:p text:style-name="P18">c) Adquirir progressivament autonomia en les seues activitats habituals.</text:p>
          </table:table-cell>
          <table:table-cell table:style-name="Taula1.A4" office:value-type="string">
            <text:p text:style-name="P16">8. Adquirir hàbits relacionats amb el benestar, la seguretat <text:soft-page-break/>personal, la higiene i la salut, aicí com d'ordre, constància i organització relacionats amb les diverses tasques.</text:p>
          </table:table-cell>
          <table:table-cell table:style-name="Taula1.A4" office:value-type="string">
            <text:p text:style-name="P34">Bloc 1. El cos i la pròpia imatge: c).</text:p>
            <text:p text:style-name="P34"><text:soft-page-break/></text:p>
            <text:p text:style-name="P34">Bloc 3. L'activitat i la vida quotidiana: b).</text:p>
            <text:p text:style-name="P34"></text:p>
            <text:p text:style-name="P34">Bloc 4. L'atenció personal i la salut. Tot</text:p>
          </table:table-cell>
          <table:table-cell table:style-name="Taula1.A4" office:value-type="string">
            <text:p text:style-name="P34">3. Tindre cura del cos i de la higiene corporal, fomentar <text:soft-page-break/>hàbits i actituds que ajuden a mantindre una adequada salut mental i física.</text:p>
          </table:table-cell>
          <table:table-cell table:style-name="Taula1.A4" office:value-type="string">
            <text:p text:style-name="P30">3.1. Té cura del cos i de la higiene corporal.</text:p>
            <text:p text:style-name="P30"><text:soft-page-break/></text:p>
            <text:p text:style-name="P30">3.2. Fomenta hàbits i actituds que ajuden a mantindre uan adequada salut mental i física.</text:p>
          </table:table-cell>
          <table:table-cell table:style-name="Taula1.A4" office:value-type="string">
            <text:p text:style-name="P21"/>
          </table:table-cell>
          <table:table-cell table:style-name="Taula1.A4" office:value-type="string">
            <text:p text:style-name="P21"/>
          </table:table-cell>
          <table:table-cell table:style-name="Taula1.A4" office:value-type="string">
            <text:p text:style-name="P21"/>
          </table:table-cell>
          <table:table-cell table:style-name="Taula1.I4" office:value-type="string">
            <text:p text:style-name="P21"/>
          </table:table-cell>
        </table:table-row>
        <table:table-row table:style-name="Taula1.1">
          <table:table-cell table:style-name="Taula1.A4" office:value-type="string">
            <text:p text:style-name="P20">e) Relacionar-se amb els altres i adquirir progressivament pautes elementals de convivència i relació social, així com exercitar-se en la resolució pacífica de conflictes.</text:p>
          </table:table-cell>
          <table:table-cell table:style-name="Taula1.A4" office:value-type="string">
            <text:p text:style-name="P16">3. Adquirir progressivament autoconfiança i una imatge ajustada i positiva de si mateix i identificar les seues característiques i qualitats personals.</text:p>
            <text:p text:style-name="P16"></text:p>
            <text:p text:style-name="P16">4. Respectar les característiques i qualitats de les altres persones acceptant i valorant la varietat de sexes, ètnies, creences o qualsevol altre tret diferenciador.</text:p>
            <text:p text:style-name="P16"></text:p>
            <text:p text:style-name="P16">6. Conéixer, manifestar i explicar els propis sentiments, les emocions i les necessitats i respectar els dels altres.</text:p>
            <text:p text:style-name="P16"></text:p>
            <text:p text:style-name="P16">10. Desenrotllar actituds i hàbits de col·laboració i ajuda articulant el seu propi comportament amb les necessitats, demandes, requeriments i explicacions dels altres.</text:p>
          </table:table-cell>
          <table:table-cell table:style-name="Taula1.A4" office:value-type="string">
            <text:p text:style-name="P35">Bloc 3. L'activitat i la vida quotidiana: a), c).</text:p>
          </table:table-cell>
          <table:table-cell table:style-name="Taula1.A4" office:value-type="string">
            <text:p text:style-name="P35">4. Donar mostra del coneixement personal en la construcció de la identitat i en la pertinença a un grup social, m<text:span text:style-name="T6">a</text:span>nifestant sentiments i normes de relació social.</text:p>
          </table:table-cell>
          <table:table-cell table:style-name="Taula1.A4" office:value-type="string">
            <text:p text:style-name="P31">4.1. Dóna mostra del coneixement personal en la construcció de la identitat i en la pertinença a un grup social.</text:p>
            <text:p text:style-name="P31"></text:p>
            <text:p text:style-name="P31">4.2. Manifesta sentiments i normes de relació social.</text:p>
          </table:table-cell>
          <table:table-cell table:style-name="Taula1.A4" office:value-type="string">
            <text:p text:style-name="P21"/>
          </table:table-cell>
          <table:table-cell table:style-name="Taula1.A4" office:value-type="string">
            <text:p text:style-name="P21"/>
          </table:table-cell>
          <table:table-cell table:style-name="Taula1.A4" office:value-type="string">
            <text:p text:style-name="P21"/>
          </table:table-cell>
          <table:table-cell table:style-name="Taula1.I4" office:value-type="string">
            <text:p text:style-name="P21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rlito" svg:font-family="Carlito"/>
    <style:font-face style:name="Calibri1" svg:font-family="Calibri" style:font-family-generic="swiss"/>
    <style:font-face style:name="Calibri3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4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icrosoft YaHei" style:font-family-complex="'Microsoft YaHe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lbany" fo:font-family="Albany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icrosoft YaHei" style:font-family-complex="'Microsoft YaHei'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weight="bold" style:letter-kerning="true" style:font-name-asian="Mangal" style:font-family-asian="Mangal" style:font-family-generic-asian="system" style:font-pitch-asian="variable" style:font-size-asian="12pt" style:language-asian="hi" style:country-asian="IN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Table_20_Contents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Table_20_Contents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_33__20_competencias" style:display-name="3 competencias" style:family="paragraph" style:parent-style-name="Table_20_Contents">
      <style:paragraph-properties style:line-height-at-least="0.353cm" fo:text-align="center" style:justify-single-word="false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weight-asian="bold" style:font-name-complex="Calibri" style:font-family-complex="Calibri" style:font-family-generic-complex="swiss" style:font-pitch-complex="variable" style:font-weight-complex="bold"/>
    </style:style>
    <style:style style:name="texto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family="Calibri" style:font-family-generic="swiss" style:font-pitch="variable" fo:font-size="9pt" fo:language="ca" fo:country="ES" fo:font-weight="normal" style:font-size-asian="9pt" style:font-weight-asian="normal" style:font-name-complex="Calibri" style:font-family-complex="Calibri" style:font-family-generic-complex="swiss" style:font-pitch-complex="variable" style:font-weight-complex="normal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2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lbany2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9pt" fo:language="ca" fo:country="ES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language="ca" fo:country="ES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32__20_contenidos" style:display-name="2 contenidos" style:family="paragraph" style:parent-style-name="Text_20_body">
      <style:paragraph-properties fo:margin-top="0cm" fo:margin-bottom="0cm" style:contextual-spacing="false" fo:text-align="center" style:justify-single-word="false" style:snap-to-layout-grid="false"/>
      <style:text-properties fo:color="#000000" style:font-name="Calibri" fo:font-family="Calibri" style:font-family-generic="swiss" style:font-pitch="variable" fo:language="ca" fo:country="ES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_34__20_números" style:display-name="4 número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11pt" fo:language="ca" fo:country="ES" fo:font-weight="bold" style:letter-kerning="true" style:font-name-asian="Calibri4" style:font-family-asian="Calibri" style:font-family-generic-asian="system" style:font-pitch-asian="variable" style:font-size-asian="11pt" style:language-asian="hi" style:country-asian="IN" style:font-weight-asian="bold"/>
    </style:style>
    <style:style style:name="_33__20_comp" style:display-name="3 comp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12pt" fo:language="ca" fo:country="ES" fo:font-weight="bold" style:letter-kerning="true" style:font-name-asian="Calibri4" style:font-family-asian="Calibri" style:font-family-generic-asian="system" style:font-pitch-asian="variable" style:font-size-asian="12pt" style:language-asian="hi" style:country-asian="IN" style:font-weight-asian="bold"/>
    </style:style>
    <style:style style:name="gris" style:family="paragraph" style:default-outline-level="">
      <style:paragraph-properties fo:text-align="start" style:justify-single-word="false" fo:orphans="0" fo:widows="0"/>
      <style:text-properties fo:color="#000000" style:font-name="Calibri2" fo:font-family="Calibri" style:font-family-generic="roman" style:font-pitch="variable" fo:font-size="11pt" fo:language="ca" fo:country="ES" fo:font-weight="bold" style:letter-kerning="true" style:font-name-asian="Calibri4" style:font-family-asian="Calibri" style:font-family-generic-asian="system" style:font-pitch-asian="variable" style:font-size-asian="11pt" style:language-asian="hi" style:country-asian="IN" style:font-weight-asian="bold"/>
    </style:style>
    <style:style style:name="_35__20_competencias" style:display-name="5 competencia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fo:font-weight="bold" style:letter-kerning="true" style:font-name-asian="Calibri4" style:font-family-asian="Calibri" style:font-family-generic-asian="system" style:font-pitch-asian="variable" style:font-size-asian="9pt" style:language-asian="hi" style:country-asian="IN" style:font-weight-asian="bold"/>
    </style:style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style:letter-kerning="true" style:font-name-asian="Calibri3" style:font-family-asian="Calibri" style:font-pitch-asian="variable" style:font-size-asian="9pt" style:language-asian="hi" style:country-asian="IN"/>
    </style:style>
    <style:style style:name="Texto_20_independiente_20_2" style:display-name="Texto independiente 2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style:letter-kerning="true" style:font-name-asian="Calibri3" style:font-family-asian="Calibri" style:font-pitch-asian="variable" style:font-size-asian="9pt" style:language-asian="hi" style:country-asian="IN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margin-top="0cm" fo:margin-bottom="0cm" style:contextual-spacing="false" fo:text-align="start" style:justify-single-word="false" fo:orphans="0" fo:widows="0" fo:text-indent="0cm" style:auto-text-indent="false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WW-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3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roman" style:font-pitch="variable" fo:font-size="14pt" fo:language="es" fo:country="ES" style:letter-kerning="true" style:font-name-asian="Liberation Sans1" style:font-family-asian="'Liberation Sans'" style:font-pitch-asian="variable" style:font-size-asian="14pt" style:language-asian="hi" style:country-asian="IN"/>
    </style:style>
    <style:style style:name="Cuadrícula_20_mediana_20_2" style:display-name="Cuadrícula mediana 2" style:family="paragraph" style:default-outline-level="">
      <style:paragraph-properties fo:margin-left="0.101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000000" style:font-name="Calibri2" fo:font-family="Calibri" style:font-family-generic="roman" style:font-pitch="variable" fo:font-size="9pt" fo:language="es" fo:country="ES" style:font-name-asian="Calibri4" style:font-family-asian="Calibri" style:font-family-generic-asian="system" style:font-pitch-asian="variable" style:font-size-asian="9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_33__20_contenidos" style:display-name="3 contenidos" style:family="paragraph" style:default-outline-level="">
      <style:paragraph-properties fo:margin-top="0cm" fo:margin-bottom="0cm" style:contextual-spacing="false" fo:text-align="center" style:justify-single-word="false" fo:orphans="0" fo:widows="0"/>
      <style:text-properties fo:color="#000000" style:font-name="Calibri2" fo:font-family="Calibri" style:font-family-generic="roman" style:font-pitch="variable" fo:font-size="12pt" fo:language="ca" fo:country="ES" fo:font-weight="bold" style:letter-kerning="true" style:font-name-asian="Calibri4" style:font-family-asian="Calibri" style:font-family-generic-asian="system" style:font-pitch-asian="variable" style:font-size-asian="12pt" style:language-asian="hi" style:country-asian="IN" style:font-weight-asian="bold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2pt" fo:language="es" fo:country="ES" style:letter-kerning="true" style:font-name-asian="Verdana1" style:font-family-asian="Verdana" style:font-family-generic-asian="system" style:font-pitch-asian="variable" style:font-size-asian="12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76cm" fo:margin-bottom="0.21cm" style:contextual-spacing="false"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2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3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2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rial1" fo:font-family="Arial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1" style:display-name="Fuente de párrafo predeter.1" style:family="text"/>
    <style:style style:name="WW-Fuente_20_de_20_párrafo_20_predeter." style:display-name="WW-Fuente de párrafo predeter." style:family="text"/>
    <style:style style:name="WW-Absatz-Standardschriftart111" style:family="text"/>
    <style:style style:name="WW-Fuente_20_de_20_párrafo_20_predeter.1" style:display-name="WW-Fuente de párrafo predeter.1" style:family="text"/>
    <style:style style:name="Numbering_20_Symbols" style:display-name="Numbering Symbols" style:family="text"/>
    <style:style style:name="WW-Absatz-Standardschriftart1111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ie_20_de_20_página_20_Car" style:display-name="Pie de página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Encabezado_20_Car" style:display-name="Encabezado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WW-Absatz-Standardschriftart11111111111" style:family="text"/>
    <style:style style:name="Énfasis_20_sutil" style:display-name="Énfasis sutil" style:family="text" style:parent-style-name="WW-Fuente_20_de_20_párrafo_20_predeter.1">
      <style:text-properties fo:color="#808080" fo:font-style="italic" style:font-style-asian="italic" style:font-style-complex="italic"/>
    </style:style>
    <style:style style:name="WW-Absatz-Standardschriftart11111" style:family="text"/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ListLabel_20_14" style:display-name="ListLabel 14" style:family="text">
      <style:text-properties style:font-name-asian="Times" style:font-family-asian="Times" style:font-family-generic-asian="system" style:font-pitch-asian="variable"/>
    </style:style>
    <style:style style:name="ListLabel_20_13" style:display-name="ListLabel 13" style:family="text">
      <style:text-properties style:font-name-asian="Andale Sans UI" style:font-family-asian="'Andale Sans UI'" style:font-family-generic-asian="system" style:font-pitch-asian="variable"/>
    </style:style>
    <style:style style:name="ListLabel_20_12" style:display-name="ListLabel 12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11" style:display-name="ListLabel 11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10" style:display-name="ListLabel 10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9" style:display-name="ListLabel 9" style:family="text">
      <style:text-properties style:font-name-asian="Albany1" style:font-family-asian="Albany" style:font-family-generic-asian="system" style:font-pitch-asian="variable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style:font-name-asian="Times" style:font-family-asian="Times" style:font-family-generic-asian="system" style:font-pitch-asian="variable"/>
    </style:style>
    <style:style style:name="ListLabel_20_6" style:display-name="ListLabel 6" style:family="text">
      <style:text-properties style:font-name-asian="Andale Sans UI" style:font-family-asian="'Andale Sans UI'" style:font-family-generic-asian="system" style:font-pitch-asian="variable"/>
    </style:style>
    <style:style style:name="ListLabel_20_5" style:display-name="ListLabel 5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4" style:display-name="ListLabel 4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3" style:display-name="ListLabel 3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2" style:display-name="ListLabel 2" style:family="text">
      <style:text-properties style:font-name-asian="Albany1" style:font-family-asian="Albany" style:font-family-generic-asian="system" style:font-pitch-asian="variable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Texto_20_de_20_cuerpo_20_Car" style:display-name="Texto de cuerpo Car" style:family="text">
      <style:text-properties style:font-name="Times New Roman" fo:font-family="'Times New Roman'" style:font-family-generic="roman" style:font-pitch="variable" fo:font-size="12pt" fo:language="es" fo:country="ES" style:letter-kerning="true" style:font-name-asian="Mangal" style:font-family-asian="Mangal" style:font-family-generic-asian="system" style:font-pitch-asian="variable" style:font-size-asian="12pt" style:language-asian="hi" style:country-asian="IN"/>
    </style:style>
    <style:style style:name="Título_20_7_20_Car" style:display-name="Título 7 Car" style:family="text">
      <style:text-properties fo:color="#404040" style:font-name="Calibri2" fo:font-family="Calibri" style:font-family-generic="roman" style:font-pitch="variable" fo:font-size="14pt" fo:language="es" fo:country="ES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/>
    </style:style>
    <style:style style:name="WW8Num1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2z1" style:family="text">
      <style:text-properties fo:font-size="12pt" style:font-size-asian="12pt"/>
    </style:style>
    <style:style style:name="WW8Num12z0" style:family="text">
      <style:text-properties fo:color="#0070c0" style:font-name="Arial1" fo:font-family="Arial" style:font-family-generic="roman" style:font-pitch="variable" fo:font-size="9pt" style:font-name-asian="Arial2" style:font-family-asian="Arial" style:font-family-generic-asian="system" style:font-pitch-asian="variable" style:font-size-asian="9pt"/>
    </style:style>
    <style:style style:name="WW8Num11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0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z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1" style:family="text"/>
    <style:style style:name="WW-Absatz-Standardschriftart11111111111111111111111" style:family="text"/>
    <style:style style:name="Fuente_20_de_20_párrafo_20_predeter.2" style:display-name="Fuente de párrafo predeter.2" style:family="text"/>
    <style:style style:name="WW-Absatz-Standardschriftart1111111111111111111111" style:family="text"/>
    <style:style style:name="Fuente_20_de_20_párrafo_20_predeter.3" style:display-name="Fuente de párrafo predeter.3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WW-Absatz-Standardschriftart111111111111111" style:family="text"/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90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83.7cm" fo:page-height="21.001cm" style:num-format="1" style:print-orientation="landscape" fo:margin-top="1.499cm" fo:margin-bottom="0.499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97.899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107.3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119.0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125.7cm" style:num-format="1" style:print-orientation="portrait" fo:margin-top="1.499cm" fo:margin-bottom="0.7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90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tab/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3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0</text:page-number></text:p>
      </style:footer>
    </style:master-page>
    <style:master-page style:name="_32_" style:display-name="2" style:page-layout-name="Mpm3">
      <style:footer>
        <text:p text:style-name="MP1"><text:page-number text:select-page="current">0</text:page-number></text:p>
      </style:footer>
    </style:master-page>
    <style:master-page style:name="_33_" style:display-name="3" style:page-layout-name="Mpm4">
      <style:footer>
        <text:p text:style-name="MP1"><text:page-number text:select-page="current">0</text:page-number></text:p>
      </style:footer>
    </style:master-page>
    <style:master-page style:name="_34_" style:display-name="4" style:page-layout-name="Mpm5">
      <style:footer>
        <text:p text:style-name="MP1"><text:page-number text:select-page="current">0</text:page-number></text:p>
      </style:footer>
    </style:master-page>
    <style:master-page style:name="_35_" style:display-name="5" style:page-layout-name="Mpm6">
      <style:footer>
        <text:p text:style-name="MP1"><text:page-number text:select-page="current">0</text:page-number></text:p>
      </style:footer>
    </style:master-page>
    <style:master-page style:name="_36_" style:display-name="6" style:page-layout-name="Mpm7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8" style:next-style-name="Standard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tor</meta:initial-creator>
    <meta:creation-date>2014-09-24T18:48:00</meta:creation-date>
    <dc:date>2016-11-15T20:24:10.152927847</dc:date>
    <meta:editing-cycles>223</meta:editing-cycles>
    <meta:editing-duration>P1DT13H39M6S</meta:editing-duration>
    <meta:generator>LibreOffice/4.2.8.2$Linux_X86_64 LibreOffice_project/420m0$Build-2</meta:generator>
    <meta:document-statistic meta:table-count="1" meta:image-count="0" meta:object-count="0" meta:page-count="3" meta:paragraph-count="97" meta:word-count="849" meta:character-count="5395" meta:non-whitespace-character-count="4542"/>
  </office:meta>
</office:document-meta>
</file>